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 style:data-style-name="N10"/>
    <style:style style:name="ce1" style:family="table-cell" style:parent-style-name="Default">
      <style:table-cell-properties fo:background-color="#ec9ba4"/>
    </style:style>
    <style:style style:name="ce6" style:family="table-cell" style:parent-style-name="Default" style:data-style-name="N10">
      <style:table-cell-properties fo:background-color="#ec9ba4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b4c7d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10.359cm" svg:x="32.82cm" svg:y="3.081cm">
            <draw:object draw:notify-on-update-of-ranges="Arkusz1.E5:Arkusz1.H5 Arkusz1.B2:Arkusz1.B2 Arkusz1.E7:Arkusz1.H7 Arkusz1.B14:Arkusz1.B14 Arkusz1.E19:Arkusz1.H19 Arkusz1.E19:Arkusz1.H19 Arkusz1.B25:Arkusz1.B25 Arkusz1.E30:Arkusz1.H30 Arkusz1.B36:Arkusz1.B36 Arkusz1.E41:Arkusz1.H41 Arkusz1.B47:Arkusz1.B47 Arkusz1.E52:Arkusz1.H52 Arkusz1.E19:Arkusz1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office:value-type="string" calcext:value-type="string">
            <text:p>N=3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4"/>
          <table:table-cell table:style-name="ce2" office:value-type="string" calcext:value-type="string">
            <text:p>Nazwa</text:p>
          </table:table-cell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6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004" calcext:value-type="float">
            <text:p>0,004</text:p>
          </table:table-cell>
          <table:table-cell table:style-name="ce2" office:value-type="float" office:value="0.016" calcext:value-type="float">
            <text:p>0,016</text:p>
          </table:table-cell>
          <table:table-cell table:style-name="ce2" office:value-type="float" office:value="0.918" calcext:value-type="float">
            <text:p>0,918</text:p>
          </table:table-cell>
          <table:table-cell table:style-name="ce2" office:value-type="float" office:value="0.908" calcext:value-type="float">
            <text:p>0,908</text:p>
          </table:table-cell>
          <table:table-cell table:number-columns-repeated="2" table:style-name="ce2" office:value-type="float" office:value="0.904" calcext:value-type="float">
            <text:p>0,904</text:p>
          </table:table-cell>
          <table:table-cell table:style-name="ce3" office:value-type="float" office:value="0.004" calcext:value-type="float">
            <text:p>0,004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903" calcext:value-type="float">
            <text:p>0,903</text:p>
          </table:table-cell>
          <table:table-cell table:style-name="ce3" office:value-type="float" office:value="0.922" calcext:value-type="float">
            <text:p>0,922</text:p>
          </table:table-cell>
          <table:table-cell table:style-name="ce3" office:value-type="float" office:value="0.883" calcext:value-type="float">
            <text:p>0,883</text:p>
          </table:table-cell>
          <table:table-cell table:style-name="ce3" office:value-type="float" office:value="0.891" calcext:value-type="float">
            <text:p>0,891</text:p>
          </table:table-cell>
          <table:table-cell/>
        </table:table-row>
        <table:table-row table:style-name="ro1">
          <table:table-cell table:style-name="ce4" table:formula="of:=1-[.B7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37" calcext:value-type="float">
            <text:p>0,037</text:p>
          </table:table-cell>
          <table:table-cell table:style-name="ce2" office:value-type="float" office:value="0.931" calcext:value-type="float">
            <text:p>0,931</text:p>
          </table:table-cell>
          <table:table-cell table:style-name="ce2" office:value-type="float" office:value="0.917" calcext:value-type="float">
            <text:p>0,917</text:p>
          </table:table-cell>
          <table:table-cell table:number-columns-repeated="2" table:style-name="ce2" office:value-type="float" office:value="0.916" calcext:value-type="float">
            <text:p>0,916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914" calcext:value-type="float">
            <text:p>0,914</text:p>
          </table:table-cell>
          <table:table-cell table:style-name="ce3" office:value-type="float" office:value="0.928" calcext:value-type="float">
            <text:p>0,928</text:p>
          </table:table-cell>
          <table:table-cell table:style-name="ce3" office:value-type="float" office:value="0.901" calcext:value-type="float">
            <text:p>0,901</text:p>
          </table:table-cell>
          <table:table-cell table:style-name="ce3" office:value-type="float" office:value="0.906" calcext:value-type="float">
            <text:p>0,906</text:p>
          </table:table-cell>
          <table:table-cell/>
        </table:table-row>
        <table:table-row table:style-name="ro1">
          <table:table-cell table:style-name="ce4" table:formula="of:=1-[.B8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71" calcext:value-type="float">
            <text:p>0,071</text:p>
          </table:table-cell>
          <table:table-cell table:style-name="ce2" office:value-type="float" office:value="0.917" calcext:value-type="float">
            <text:p>0,917</text:p>
          </table:table-cell>
          <table:table-cell table:style-name="ce2" office:value-type="float" office:value="0.905" calcext:value-type="float">
            <text:p>0,905</text:p>
          </table:table-cell>
          <table:table-cell table:number-columns-repeated="2" table:style-name="ce2" office:value-type="float" office:value="0.904" calcext:value-type="float">
            <text:p>0,904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899" calcext:value-type="float">
            <text:p>0,899</text:p>
          </table:table-cell>
          <table:table-cell table:style-name="ce3" office:value-type="float" office:value="0.908" calcext:value-type="float">
            <text:p>0,908</text:p>
          </table:table-cell>
          <table:table-cell table:style-name="ce3" office:value-type="float" office:value="0.894" calcext:value-type="float">
            <text:p>0,894</text:p>
          </table:table-cell>
          <table:table-cell table:style-name="ce3" office:value-type="float" office:value="0.986" calcext:value-type="float">
            <text:p>0,986</text:p>
          </table:table-cell>
          <table:table-cell/>
        </table:table-row>
        <table:table-row table:style-name="ro1">
          <table:table-cell table:style-name="ce4" table:formula="of:=1-[.B9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104" calcext:value-type="float">
            <text:p>0,104</text:p>
          </table:table-cell>
          <table:table-cell table:style-name="ce2" office:value-type="float" office:value="0.823" calcext:value-type="float">
            <text:p>0,823</text:p>
          </table:table-cell>
          <table:table-cell table:style-name="ce2" office:value-type="float" office:value="0.818" calcext:value-type="float">
            <text:p>0,818</text:p>
          </table:table-cell>
          <table:table-cell table:number-columns-repeated="2" table:style-name="ce2" office:value-type="float" office:value="0.814" calcext:value-type="float">
            <text:p>0,814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101" calcext:value-type="float">
            <text:p>0,101</text:p>
          </table:table-cell>
          <table:table-cell table:style-name="ce3" office:value-type="float" office:value="0.871" calcext:value-type="float">
            <text:p>0,871</text:p>
          </table:table-cell>
          <table:table-cell table:style-name="ce3" office:value-type="float" office:value="0.879" calcext:value-type="float">
            <text:p>0,879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863" calcext:value-type="float">
            <text:p>0,863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18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013" calcext:value-type="float">
            <text:p>0,013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91" calcext:value-type="float">
            <text:p>0,791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table:style-name="ce2" office:value-type="float" office:value="0.798" calcext:value-type="float">
            <text:p>0,798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806" calcext:value-type="float">
            <text:p>0,806</text:p>
          </table:table-cell>
          <table:table-cell table:style-name="ce3" office:value-type="float" office:value="0.839" calcext:value-type="float">
            <text:p>0,839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0.779" calcext:value-type="float">
            <text:p>0,779</text:p>
          </table:table-cell>
          <table:table-cell/>
        </table:table-row>
        <table:table-row table:style-name="ro1">
          <table:table-cell table:style-name="ce4" table:formula="of:=1-[.B19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011" calcext:value-type="float">
            <text:p>0,011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99" calcext:value-type="float">
            <text:p>0,799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786" calcext:value-type="float">
            <text:p>0,786</text:p>
          </table:table-cell>
          <table:table-cell table:style-name="ce2" office:value-type="float" office:value="0.787" calcext:value-type="float">
            <text:p>0,787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788" calcext:value-type="float">
            <text:p>0,788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767" calcext:value-type="float">
            <text:p>0,767</text:p>
          </table:table-cell>
          <table:table-cell table:style-name="ce3" office:value-type="float" office:value="0.775" calcext:value-type="float">
            <text:p>0,775</text:p>
          </table:table-cell>
          <table:table-cell/>
        </table:table-row>
        <table:table-row table:style-name="ro1">
          <table:table-cell table:style-name="ce4" table:formula="of:=1-[.B20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24" calcext:value-type="float">
            <text:p>0,724</text:p>
          </table:table-cell>
          <table:table-cell table:style-name="ce2" office:value-type="float" office:value="0.726" calcext:value-type="float">
            <text:p>0,726</text:p>
          </table:table-cell>
          <table:table-cell table:style-name="ce2" office:value-type="float" office:value="0.721" calcext:value-type="float">
            <text:p>0,721</text:p>
          </table:table-cell>
          <table:table-cell table:style-name="ce2" office:value-type="float" office:value="0.722" calcext:value-type="float">
            <text:p>0,722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738" calcext:value-type="float">
            <text:p>0,738</text:p>
          </table:table-cell>
          <table:table-cell table:style-name="ce3" office:value-type="float" office:value="0.745" calcext:value-type="float">
            <text:p>0,745</text:p>
          </table:table-cell>
          <table:table-cell table:style-name="ce3" office:value-type="float" office:value="0.717" calcext:value-type="float">
            <text:p>0,717</text:p>
          </table:table-cell>
          <table:table-cell table:style-name="ce3"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4" table:formula="of:=1-[.B21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01" calcext:value-type="float">
            <text:p>0,001</text:p>
          </table:table-cell>
          <table:table-cell table:number-columns-repeated="3" table:style-name="ce2" office:value-type="float" office:value="0.653" calcext:value-type="float">
            <text:p>0,653</text:p>
          </table:table-cell>
          <table:table-cell table:style-name="ce2" office:value-type="float" office:value="0.65" calcext:value-type="float">
            <text:p>0,65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 office:value-type="float" office:value="0.648" calcext:value-type="float">
            <text:p>0,648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F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29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384" calcext:value-type="float">
            <text:p>0,384</text:p>
          </table:table-cell>
          <table:table-cell table:style-name="ce2" office:value-type="float" office:value="0.008" calcext:value-type="float">
            <text:p>0,008</text:p>
          </table:table-cell>
          <table:table-cell table:style-name="ce2" office:value-type="float" office:value="0.907" calcext:value-type="float">
            <text:p>0,907</text:p>
          </table:table-cell>
          <table:table-cell table:style-name="ce2" office:value-type="float" office:value="0.892" calcext:value-type="float">
            <text:p>0,892</text:p>
          </table:table-cell>
          <table:table-cell table:number-columns-repeated="2" table:style-name="ce2" office:value-type="float" office:value="0.886" calcext:value-type="float">
            <text:p>0,886</text:p>
          </table:table-cell>
          <table:table-cell table:style-name="ce3" office:value-type="float" office:value="0.843" calcext:value-type="float">
            <text:p>0,84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919" calcext:value-type="float">
            <text:p>0,919</text:p>
          </table:table-cell>
          <table:table-cell table:style-name="ce3" office:value-type="float" office:value="0.947" calcext:value-type="float">
            <text:p>0,947</text:p>
          </table:table-cell>
          <table:table-cell table:style-name="ce3" office:value-type="float" office:value="0.898" calcext:value-type="float">
            <text:p>0,898</text:p>
          </table:table-cell>
          <table:table-cell table:style-name="ce3" office:value-type="float" office:value="0.91" calcext:value-type="float">
            <text:p>0,91</text:p>
          </table:table-cell>
          <table:table-cell/>
        </table:table-row>
        <table:table-row table:style-name="ro1">
          <table:table-cell table:style-name="ce4" table:formula="of:=1-[.B30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0.013" calcext:value-type="float">
            <text:p>0,013</text:p>
          </table:table-cell>
          <table:table-cell table:style-name="ce2" office:value-type="float" office:value="0.915" calcext:value-type="float">
            <text:p>0,915</text:p>
          </table:table-cell>
          <table:table-cell table:style-name="ce2" office:value-type="float" office:value="0.899" calcext:value-type="float">
            <text:p>0,899</text:p>
          </table:table-cell>
          <table:table-cell table:style-name="ce2" office:value-type="float" office:value="0.895" calcext:value-type="float">
            <text:p>0,895</text:p>
          </table:table-cell>
          <table:table-cell table:style-name="ce2" office:value-type="float" office:value="0.896" calcext:value-type="float">
            <text:p>0,896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928" calcext:value-type="float">
            <text:p>0,928</text:p>
          </table:table-cell>
          <table:table-cell table:style-name="ce3" office:value-type="float" office:value="0.936" calcext:value-type="float">
            <text:p>0,936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922" calcext:value-type="float">
            <text:p>0,922</text:p>
          </table:table-cell>
          <table:table-cell/>
        </table:table-row>
        <table:table-row table:style-name="ro1">
          <table:table-cell table:style-name="ce4" table:formula="of:=1-[.B31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office:value-type="float" office:value="0.896" calcext:value-type="float">
            <text:p>0,896</text:p>
          </table:table-cell>
          <table:table-cell table:style-name="ce2" office:value-type="float" office:value="0.866" calcext:value-type="float">
            <text:p>0,866</text:p>
          </table:table-cell>
          <table:table-cell table:number-columns-repeated="2" table:style-name="ce2" office:value-type="float" office:value="0.863" calcext:value-type="float">
            <text:p>0,863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077" calcext:value-type="float">
            <text:p>0,077</text:p>
          </table:table-cell>
          <table:table-cell table:style-name="ce3" office:value-type="float" office:value="0.902" calcext:value-type="float">
            <text:p>0,902</text:p>
          </table:table-cell>
          <table:table-cell table:style-name="ce3" office:value-type="float" office:value="0.912" calcext:value-type="float">
            <text:p>0,912</text:p>
          </table:table-cell>
          <table:table-cell table:style-name="ce3" office:value-type="float" office:value="0.898" calcext:value-type="float">
            <text:p>0,898</text:p>
          </table:table-cell>
          <table:table-cell table:style-name="ce3" office:value-type="float" office:value="0.901" calcext:value-type="float">
            <text:p>0,901</text:p>
          </table:table-cell>
          <table:table-cell/>
        </table:table-row>
        <table:table-row table:style-name="ro1">
          <table:table-cell table:style-name="ce4" table:formula="of:=1-[.B32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177" calcext:value-type="float">
            <text:p>0,177</text:p>
          </table:table-cell>
          <table:table-cell table:style-name="ce2" office:value-type="float" office:value="0.022" calcext:value-type="float">
            <text:p>0,022</text:p>
          </table:table-cell>
          <table:table-cell table:style-name="ce2" office:value-type="float" office:value="0.837" calcext:value-type="float">
            <text:p>0,837</text:p>
          </table:table-cell>
          <table:table-cell table:style-name="ce2" office:value-type="float" office:value="0.815" calcext:value-type="float">
            <text:p>0,815</text:p>
          </table:table-cell>
          <table:table-cell table:style-name="ce2" office:value-type="float" office:value="0.805" calcext:value-type="float">
            <text:p>0,805</text:p>
          </table:table-cell>
          <table:table-cell table:style-name="ce2" office:value-type="float" office:value="0.807" calcext:value-type="float">
            <text:p>0,807</text:p>
          </table:table-cell>
          <table:table-cell table:style-name="ce3" office:value-type="float" office:value="0.388" calcext:value-type="float">
            <text:p>0,388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866" calcext:value-type="float">
            <text:p>0,866</text:p>
          </table:table-cell>
          <table:table-cell table:style-name="ce3" office:value-type="float" office:value="0.879" calcext:value-type="float">
            <text:p>0,879</text:p>
          </table:table-cell>
          <table:table-cell table:style-name="ce3" office:value-type="float" office:value="0.864" calcext:value-type="float">
            <text:p>0,864</text:p>
          </table:table-cell>
          <table:table-cell table:style-name="ce3" office:value-type="float" office:value="0.868" calcext:value-type="float">
            <text:p>0,868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>
            <draw:frame draw:z-index="1" draw:style-name="gr1" draw:text-style-name="P1" svg:width="15.997cm" svg:height="10.359cm" svg:x="1.461cm" svg:y="0.294cm">
              <draw:object draw:notify-on-update-of-ranges="Arkusz1.K17:Arkusz1.N17 Arkusz1.B2:Arkusz1.B2 Arkusz1.E7:Arkusz1.H7 Arkusz1.B14:Arkusz1.B14 Arkusz1.K19:Arkusz1.N19 Arkusz1.B25:Arkusz1.B25 Arkusz1.K30:Arkusz1.N30 Arkusz1.B36:Arkusz1.B36 Arkusz1.K41:Arkusz1.N41 Arkusz1.B47:Arkusz1.B47 Arkusz1.K52:Arkusz1.N52 Arkusz1.E19:Arkusz1.H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SVM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n_train</text:p>
          </table:table-cell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40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164" calcext:value-type="float">
            <text:p>0,164</text:p>
          </table:table-cell>
          <table:table-cell table:style-name="ce2" office:value-type="float" office:value="0.036" calcext:value-type="float">
            <text:p>0,036</text:p>
          </table:table-cell>
          <table:table-cell table:style-name="ce2" office:value-type="float" office:value="0.821" calcext:value-type="float">
            <text:p>0,821</text:p>
          </table:table-cell>
          <table:table-cell table:style-name="ce2" office:value-type="float" office:value="0.757" calcext:value-type="float">
            <text:p>0,757</text:p>
          </table:table-cell>
          <table:table-cell table:style-name="ce2" office:value-type="float" office:value="0.735" calcext:value-type="float">
            <text:p>0,735</text:p>
          </table:table-cell>
          <table:table-cell table:style-name="ce2" office:value-type="float" office:value="0.737" calcext:value-type="float">
            <text:p>0,737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916" calcext:value-type="float">
            <text:p>0,916</text:p>
          </table:table-cell>
          <table:table-cell table:style-name="ce3" office:value-type="float" office:value="0.944" calcext:value-type="float">
            <text:p>0,944</text:p>
          </table:table-cell>
          <table:table-cell table:style-name="ce3" office:value-type="float" office:value="0.892" calcext:value-type="float">
            <text:p>0,892</text:p>
          </table:table-cell>
          <table:table-cell table:style-name="ce3" office:value-type="float" office:value="0.904" calcext:value-type="float">
            <text:p>0,904</text:p>
          </table:table-cell>
          <table:table-cell/>
        </table:table-row>
        <table:table-row table:style-name="ro1">
          <table:table-cell table:style-name="ce4" table:formula="of:=1-[.B41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077" calcext:value-type="float">
            <text:p>0,077</text:p>
          </table:table-cell>
          <table:table-cell table:style-name="ce2" office:value-type="float" office:value="0.828" calcext:value-type="float">
            <text:p>0,828</text:p>
          </table:table-cell>
          <table:table-cell table:style-name="ce2" office:value-type="float" office:value="0.745" calcext:value-type="float">
            <text:p>0,745</text:p>
          </table:table-cell>
          <table:table-cell table:number-columns-repeated="2" table:style-name="ce2" office:value-type="float" office:value="0.73" calcext:value-type="float">
            <text:p>0,73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416" calcext:value-type="float">
            <text:p>0,416</text:p>
          </table:table-cell>
          <table:table-cell table:style-name="ce3" office:value-type="float" office:value="0.917" calcext:value-type="float">
            <text:p>0,917</text:p>
          </table:table-cell>
          <table:table-cell table:style-name="ce3" office:value-type="float" office:value="0.926" calcext:value-type="float">
            <text:p>0,926</text:p>
          </table:table-cell>
          <table:table-cell table:style-name="ce3" office:value-type="float" office:value="0.911" calcext:value-type="float">
            <text:p>0,911</text:p>
          </table:table-cell>
          <table:table-cell table:style-name="ce3" office:value-type="float" office:value="0.913" calcext:value-type="float">
            <text:p>0,913</text:p>
          </table:table-cell>
          <table:table-cell/>
        </table:table-row>
        <table:table-row table:style-name="ro1">
          <table:table-cell table:style-name="ce4" table:formula="of:=1-[.B42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office:value-type="float" office:value="0.805" calcext:value-type="float">
            <text:p>0,805</text:p>
          </table:table-cell>
          <table:table-cell table:style-name="ce2" office:value-type="float" office:value="0.755" calcext:value-type="float">
            <text:p>0,755</text:p>
          </table:table-cell>
          <table:table-cell table:style-name="ce2" office:value-type="float" office:value="0.719" calcext:value-type="float">
            <text:p>0,719</text:p>
          </table:table-cell>
          <table:table-cell table:style-name="ce2" office:value-type="float" office:value="0.729" calcext:value-type="float">
            <text:p>0,729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518" calcext:value-type="float">
            <text:p>0,518</text:p>
          </table:table-cell>
          <table:table-cell table:style-name="ce3" office:value-type="float" office:value="0.911" calcext:value-type="float">
            <text:p>0,911</text:p>
          </table:table-cell>
          <table:table-cell table:style-name="ce3" office:value-type="float" office:value="0.923" calcext:value-type="float">
            <text:p>0,923</text:p>
          </table:table-cell>
          <table:table-cell table:style-name="ce3" office:value-type="float" office:value="0.908" calcext:value-type="float">
            <text:p>0,908</text:p>
          </table:table-cell>
          <table:table-cell table:style-name="ce3" office:value-type="float" office:value="0.911" calcext:value-type="float">
            <text:p>0,911</text:p>
          </table:table-cell>
          <table:table-cell/>
        </table:table-row>
        <table:table-row table:style-name="ro1">
          <table:table-cell table:style-name="ce4" table:formula="of:=1-[.B43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23" calcext:value-type="float">
            <text:p>0,023</text:p>
          </table:table-cell>
          <table:table-cell table:style-name="ce2" office:value-type="float" office:value="0.085" calcext:value-type="float">
            <text:p>0,085</text:p>
          </table:table-cell>
          <table:table-cell table:style-name="ce2" office:value-type="float" office:value="0.718" calcext:value-type="float">
            <text:p>0,718</text:p>
          </table:table-cell>
          <table:table-cell table:style-name="ce2" office:value-type="float" office:value="0.681" calcext:value-type="float">
            <text:p>0,681</text:p>
          </table:table-cell>
          <table:table-cell table:style-name="ce2" office:value-type="float" office:value="0.639" calcext:value-type="float">
            <text:p>0,639</text:p>
          </table:table-cell>
          <table:table-cell table:style-name="ce2" office:value-type="float" office:value="0.65" calcext:value-type="float">
            <text:p>0,65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461" calcext:value-type="float">
            <text:p>0,461</text:p>
          </table:table-cell>
          <table:table-cell table:style-name="ce3" office:value-type="float" office:value="0.891" calcext:value-type="float">
            <text:p>0,891</text:p>
          </table:table-cell>
          <table:table-cell table:style-name="ce3" office:value-type="float" office:value="0.897" calcext:value-type="float">
            <text:p>0,897</text:p>
          </table:table-cell>
          <table:table-cell table:style-name="ce3" office:value-type="float" office:value="0.886" calcext:value-type="float">
            <text:p>0,886</text:p>
          </table:table-cell>
          <table:table-cell table:style-name="ce3" office:value-type="float" office:value="0.888" calcext:value-type="float">
            <text:p>0,888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R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arget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yp</text:p>
          </table:table-cell>
          <table:table-cell table:style-name="ce2" table:number-columns-repeated="5"/>
          <table:table-cell table:style-name="ce3" office:value-type="string" calcext:value-type="string">
            <text:p>Nazwa</text:p>
          </table:table-cell>
          <table:table-cell table:style-name="ce3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n_test</text:p>
          </table:table-cell>
          <table:table-cell table:style-name="ce2" office:value-type="string" calcext:value-type="string">
            <text:p>t_uczenia [s]</text:p>
          </table:table-cell>
          <table:table-cell table:style-name="ce2" office:value-type="string" calcext:value-type="string">
            <text:p>t_test [s]</text:p>
          </table:table-cell>
          <table:table-cell table:style-name="ce2" office:value-type="string" calcext:value-type="string">
            <text:p>dokładność</text:p>
          </table:table-cell>
          <table:table-cell table:style-name="ce2" office:value-type="string" calcext:value-type="string">
            <text:p>precyzja</text:p>
          </table:table-cell>
          <table:table-cell table:style-name="ce2" office:value-type="string" calcext:value-type="string">
            <text:p>czułość</text:p>
          </table:table-cell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t_uczenia [s]</text:p>
          </table:table-cell>
          <table:table-cell table:style-name="ce3" office:value-type="string" calcext:value-type="string">
            <text:p>t_test [s]</text:p>
          </table:table-cell>
          <table:table-cell table:style-name="ce3" office:value-type="string" calcext:value-type="string">
            <text:p>dokładność</text:p>
          </table:table-cell>
          <table:table-cell table:style-name="ce3" office:value-type="string" calcext:value-type="string">
            <text:p>precyzja</text:p>
          </table:table-cell>
          <table:table-cell table:style-name="ce3" office:value-type="string" calcext:value-type="string">
            <text:p>czułość</text:p>
          </table:table-cell>
          <table:table-cell table:style-name="ce3" office:value-type="string" calcext:value-type="string">
            <text:p>f1</text:p>
          </table:table-cell>
          <table:table-cell/>
        </table:table-row>
        <table:table-row table:style-name="ro1">
          <table:table-cell table:style-name="ce4" table:formula="of:=1-[.B51]" office:value-type="percentage" office:value="0.9" calcext:value-type="percentage">
            <text:p>90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office:value-type="float" office:value="0.084" calcext:value-type="float">
            <text:p>0,08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477" calcext:value-type="float">
            <text:p>0,477</text:p>
          </table:table-cell>
          <table:table-cell table:style-name="ce2" office:value-type="float" office:value="0.471" calcext:value-type="float">
            <text:p>0,471</text:p>
          </table:table-cell>
          <table:table-cell table:style-name="ce2" office:value-type="float" office:value="0.367" calcext:value-type="float">
            <text:p>0,367</text:p>
          </table:table-cell>
          <table:table-cell table:style-name="ce2" office:value-type="float" office:value="0.385" calcext:value-type="float">
            <text:p>0,385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813" calcext:value-type="float">
            <text:p>0,813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0.469" calcext:value-type="float">
            <text:p>0,469</text:p>
          </table:table-cell>
          <table:table-cell/>
        </table:table-row>
        <table:table-row table:style-name="ro1">
          <table:table-cell table:style-name="ce4" table:formula="of:=1-[.B52]" office:value-type="percentage" office:value="0.75" calcext:value-type="percentage">
            <text:p>75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2" office:value-type="float" office:value="0.058" calcext:value-type="float">
            <text:p>0,05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416" calcext:value-type="float">
            <text:p>0,416</text:p>
          </table:table-cell>
          <table:table-cell table:style-name="ce2" office:value-type="float" office:value="0.481" calcext:value-type="float">
            <text:p>0,481</text:p>
          </table:table-cell>
          <table:table-cell table:style-name="ce2" office:value-type="float" office:value="0.335" calcext:value-type="float">
            <text:p>0,335</text:p>
          </table:table-cell>
          <table:table-cell table:style-name="ce2" office:value-type="float" office:value="0.37" calcext:value-type="float">
            <text:p>0,37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392" calcext:value-type="float">
            <text:p>0,392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332" calcext:value-type="float">
            <text:p>0,332</text:p>
          </table:table-cell>
          <table:table-cell table:style-name="ce3" office:value-type="float" office:value="0.43" calcext:value-type="float">
            <text:p>0,43</text:p>
          </table:table-cell>
          <table:table-cell/>
        </table:table-row>
        <table:table-row table:style-name="ro1">
          <table:table-cell table:style-name="ce4" table:formula="of:=1-[.B53]" office:value-type="percentage" office:value="0.5" calcext:value-type="percentage">
            <text:p>50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2" office:value-type="float" office:value="0.038" calcext:value-type="float">
            <text:p>0,03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436" calcext:value-type="float">
            <text:p>0,436</text:p>
          </table:table-cell>
          <table:table-cell table:style-name="ce2" office:value-type="float" office:value="0.545" calcext:value-type="float">
            <text:p>0,545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381" calcext:value-type="float">
            <text:p>0,381</text:p>
          </table:table-cell>
          <table:table-cell table:style-name="ce3" office:value-type="float" office:value="0.105" calcext:value-type="float">
            <text:p>0,105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312" calcext:value-type="float">
            <text:p>0,312</text:p>
          </table:table-cell>
          <table:table-cell table:style-name="ce3" office:value-type="float" office:value="0.811" calcext:value-type="float">
            <text:p>0,811</text:p>
          </table:table-cell>
          <table:table-cell table:style-name="ce3" office:value-type="float" office:value="0.276" calcext:value-type="float">
            <text:p>0,276</text:p>
          </table:table-cell>
          <table:table-cell table:style-name="ce3" office:value-type="float" office:value="0.368" calcext:value-type="float">
            <text:p>0,368</text:p>
          </table:table-cell>
          <table:table-cell/>
        </table:table-row>
        <table:table-row table:style-name="ro1">
          <table:table-cell table:style-name="ce4" table:formula="of:=1-[.B54]" office:value-type="percentage" office:value="0.25" calcext:value-type="percentage">
            <text:p>2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347" calcext:value-type="float">
            <text:p>0,347</text:p>
          </table:table-cell>
          <table:table-cell table:style-name="ce2" office:value-type="float" office:value="0.579" calcext:value-type="float">
            <text:p>0,579</text:p>
          </table:table-cell>
          <table:table-cell table:style-name="ce2" office:value-type="float" office:value="0.298" calcext:value-type="float">
            <text:p>0,298</text:p>
          </table:table-cell>
          <table:table-cell table:style-name="ce2" office:value-type="float" office:value="0.368" calcext:value-type="float">
            <text:p>0,368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289" calcext:value-type="float">
            <text:p>0,289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>
            <draw:frame draw:z-index="2" draw:style-name="gr1" draw:text-style-name="P1" svg:width="15.997cm" svg:height="10.359cm" svg:x="1.791cm" svg:y="0.055cm">
              <draw:object draw:notify-on-update-of-ranges="Arkusz1.A6:Arkusz1.A9 Arkusz1.B2:Arkusz1.B2 Arkusz1.C6:Arkusz1.C9 Arkusz1.B14:Arkusz1.B14 Arkusz1.C18:Arkusz1.C21 Arkusz1.B25:Arkusz1.B25 Arkusz1.C29:Arkusz1.C32 Arkusz1.B36:Arkusz1.B36 Arkusz1.C40:Arkusz1.C43 Arkusz1.B47:Arkusz1.B47 Arkusz1.C51:Arkusz1.C54 Arkusz1.E19:Arkusz1.H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15.997cm" svg:height="10.359cm" svg:x="0.772cm" svg:y="0.107cm">
              <draw:object draw:notify-on-update-of-ranges="Arkusz1.B6:Arkusz1.B9 Arkusz1.B2:Arkusz1.B2 Arkusz1.D6:Arkusz1.D9 Arkusz1.B14:Arkusz1.B14 Arkusz1.D18:Arkusz1.D21 Arkusz1.B25:Arkusz1.B25 Arkusz1.D29:Arkusz1.D32 Arkusz1.B36:Arkusz1.B36 Arkusz1.D40:Arkusz1.D43 Arkusz1.B47:Arkusz1.B47 Arkusz1.D51:Arkusz1.D54 Arkusz1.E19:Arkusz1.H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>
            <draw:frame draw:z-index="4" draw:style-name="gr1" draw:text-style-name="P1" svg:width="15.997cm" svg:height="10.359cm" svg:x="1.763cm" svg:y="0.294cm">
              <draw:object draw:notify-on-update-of-ranges="Arkusz1.A6:Arkusz1.A9 Arkusz1.B2:Arkusz1.B2 Arkusz1.I6:Arkusz1.I9 Arkusz1.B14:Arkusz1.B14 Arkusz1.I18:Arkusz1.I21 Arkusz1.B25:Arkusz1.B25 Arkusz1.I29:Arkusz1.I32 Arkusz1.B36:Arkusz1.B36 Arkusz1.I40:Arkusz1.I43 Arkusz1.B47:Arkusz1.B47 Arkusz1.I51:Arkusz1.I54 Arkusz1.E19:Arkusz1.H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8"/>
          <table:table-cell>
            <draw:frame draw:z-index="5" draw:style-name="gr1" draw:text-style-name="P1" svg:width="15.997cm" svg:height="10.359cm" svg:x="0.414cm" svg:y="0.32cm">
              <draw:object draw:notify-on-update-of-ranges="Arkusz1.B6:Arkusz1.B9 Arkusz1.B2:Arkusz1.B2 Arkusz1.J6:Arkusz1.J9 Arkusz1.B14:Arkusz1.B14 Arkusz1.J18:Arkusz1.J21 Arkusz1.B25:Arkusz1.B25 Arkusz1.J29:Arkusz1.J32 Arkusz1.B36:Arkusz1.B36 Arkusz1.J40:Arkusz1.J43 Arkusz1.B47:Arkusz1.B47 Arkusz1.J51:Arkusz1.J54 Arkusz1.E19:Arkusz1.H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1:16:20.258063580</meta:creation-date>
    <dc:date>2024-11-11T15:52:36.967626755</dc:date>
    <meta:editing-duration>PT5H7M53S</meta:editing-duration>
    <meta:editing-cycles>9</meta:editing-cycles>
    <meta:generator>LibreOffice/7.4.7.2$Linux_X86_64 LibreOffice_project/40$Build-2</meta:generator>
    <meta:document-statistic meta:table-count="1" meta:cell-count="371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632cm" svg:y="0.342cm" chart:style-name="ch2">
          <text:p>Ocena klasyfikacji typów Pokemon'ów dla zbioru testowego liczącego 25%</text:p>
        </chart:title>
        <chart:legend chart:legend-position="end" svg:x="14.476cm" svg:y="3.885cm" style:legend-expansion="high" chart:style-name="ch3"/>
        <chart:plot-area chart:style-name="ch4" table:cell-range-address="Arkusz1.E5:Arkusz1.H5 Arkusz1.B2:Arkusz1.B2 Arkusz1.E7:Arkusz1.H7 Arkusz1.B14:Arkusz1.B14 Arkusz1.E19:Arkusz1.H19 Arkusz1.B25:Arkusz1.B25 Arkusz1.E30:Arkusz1.H30 Arkusz1.B36:Arkusz1.B36 Arkusz1.E41:Arkusz1.H41 Arkusz1.B47:Arkusz1.B47 Arkusz1.E52:Arkusz1.H52" chart:data-source-has-labels="both" svg:x="0.319cm" svg:y="1.832cm" svg:width="13.838cm" svg:height="8.321cm">
          <chart:coordinate-region svg:x="1.046cm" svg:y="2.032cm" svg:width="13.111cm" svg:height="7.474cm"/>
          <chart:axis chart:dimension="x" chart:name="primary-x" chart:style-name="ch5" chartooo:axis-type="auto">
            <chartooo:date-scale/>
            <chart:categories table:cell-range-address="Arkusz1.E5:Arkusz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7:Arkusz1.H7" chart:label-cell-address="Arkusz1.B2:Arkusz1.B2" chart:class="chart:bar">
            <chart:data-point chart:repeated="4"/>
          </chart:series>
          <chart:series chart:style-name="ch9" chart:values-cell-range-address="Arkusz1.E19:Arkusz1.H19" chart:label-cell-address="Arkusz1.B14:Arkusz1.B14" chart:class="chart:bar">
            <chart:data-point chart:repeated="4"/>
            <loext:propertry-mapping loext:property="BorderColor" loext:cell-range-address="Arkusz1.E19:Arkusz1.H19"/>
          </chart:series>
          <chart:series chart:style-name="ch10" chart:values-cell-range-address="Arkusz1.E30:Arkusz1.H30" chart:label-cell-address="Arkusz1.B25:Arkusz1.B25" chart:class="chart:bar">
            <chart:data-point chart:repeated="4"/>
          </chart:series>
          <chart:series chart:style-name="ch11" chart:values-cell-range-address="Arkusz1.E41:Arkusz1.H41" chart:label-cell-address="Arkusz1.B36:Arkusz1.B36" chart:class="chart:bar">
            <chart:data-point chart:repeated="4"/>
          </chart:series>
          <chart:series chart:style-name="ch12" chart:values-cell-range-address="Arkusz1.E52:Arkusz1.H52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kładność</text:p>
                <draw:g>
                  <svg:desc>Arkusz1.E5:Arkusz1.H5</svg:desc>
                </draw:g>
              </table:table-cell>
              <table:table-cell office:value-type="string">
                <text:p>precyzja</text:p>
              </table:table-cell>
              <table:table-cell office:value-type="string">
                <text:p>czułość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float" office:value="0.931">
                <text:p>0.931</text:p>
                <draw:g>
                  <svg:desc>Arkusz1.E7:Arkusz1.H7</svg:desc>
                </draw:g>
              </table:table-cell>
              <table:table-cell office:value-type="float" office:value="0.917">
                <text:p>0.91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Wiersz 19</text:p>
                <draw:g>
                  <svg:desc/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float" office:value="0.915">
                <text:p>0.915</text:p>
                <draw:g>
                  <svg:desc>Arkusz1.E30:Arkusz1.H30</svg:desc>
                </draw:g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float" office:value="0.828">
                <text:p>0.828</text:p>
                <draw:g>
                  <svg:desc>Arkusz1.E41:Arkusz1.H41</svg:desc>
                </draw:g>
              </table:table-cell>
              <table:table-cell office:value-type="float" office:value="0.745">
                <text:p>0.745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float" office:value="0.416">
                <text:p>0.416</text:p>
                <draw:g>
                  <svg:desc>Arkusz1.E52:Arkusz1.H52</svg:desc>
                </draw:g>
              </table:table-cell>
              <table:table-cell office:value-type="float" office:value="0.481">
                <text:p>0.481</text:p>
              </table:table-cell>
              <table:table-cell office:value-type="float" office:value="0.335">
                <text:p>0.3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Wiersz 19</text:p>
                <draw:g>
                  <svg:desc/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724cm" svg:y="0.342cm" chart:style-name="ch2">
          <text:p>Ocena klasyfikacji nazw Pokemon'ów dla zbioru testowego liczącego 25%</text:p>
        </chart:title>
        <chart:legend chart:legend-position="end" svg:x="14.476cm" svg:y="3.885cm" style:legend-expansion="high" chart:style-name="ch3"/>
        <chart:plot-area chart:style-name="ch4" table:cell-range-address="Arkusz1.K17:Arkusz1.N17 Arkusz1.B2:Arkusz1.B2 Arkusz1.E7:Arkusz1.H7 Arkusz1.B14:Arkusz1.B14 Arkusz1.K19:Arkusz1.N19 Arkusz1.B25:Arkusz1.B25 Arkusz1.K30:Arkusz1.N30 Arkusz1.B36:Arkusz1.B36 Arkusz1.K41:Arkusz1.N41 Arkusz1.B47:Arkusz1.B47 Arkusz1.K52:Arkusz1.N52 Arkusz1.E19:Arkusz1.H19" chart:data-source-has-labels="both" svg:x="0.319cm" svg:y="1.832cm" svg:width="13.838cm" svg:height="8.321cm">
          <chart:coordinate-region svg:x="1.046cm" svg:y="2.032cm" svg:width="13.111cm" svg:height="7.474cm"/>
          <chart:axis chart:dimension="x" chart:name="primary-x" chart:style-name="ch5" chartooo:axis-type="auto">
            <chartooo:date-scale/>
            <chart:categories table:cell-range-address="Arkusz1.K17:Arkusz1.N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7:Arkusz1.H7" chart:label-cell-address="Arkusz1.B2:Arkusz1.B2" chart:class="chart:bar">
            <chart:data-point chart:repeated="4"/>
          </chart:series>
          <chart:series chart:style-name="ch9" chart:values-cell-range-address="Arkusz1.K19:Arkusz1.N19" chart:label-cell-address="Arkusz1.B14:Arkusz1.B14" chart:class="chart:bar">
            <chart:data-point chart:repeated="4"/>
          </chart:series>
          <chart:series chart:style-name="ch10" chart:values-cell-range-address="Arkusz1.K30:Arkusz1.N30" chart:label-cell-address="Arkusz1.B25:Arkusz1.B25" chart:class="chart:bar">
            <chart:data-point chart:repeated="4"/>
          </chart:series>
          <chart:series chart:style-name="ch11" chart:values-cell-range-address="Arkusz1.K41:Arkusz1.N41" chart:label-cell-address="Arkusz1.B36:Arkusz1.B36" chart:class="chart:bar">
            <chart:data-point chart:repeated="4"/>
          </chart:series>
          <chart:series chart:style-name="ch12" chart:values-cell-range-address="Arkusz1.K52:Arkusz1.N52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kładność</text:p>
                <draw:g>
                  <svg:desc>Arkusz1.K17:Arkusz1.N17</svg:desc>
                </draw:g>
              </table:table-cell>
              <table:table-cell office:value-type="string">
                <text:p>precyzja</text:p>
              </table:table-cell>
              <table:table-cell office:value-type="string">
                <text:p>czułość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float" office:value="0.931">
                <text:p>0.931</text:p>
                <draw:g>
                  <svg:desc>Arkusz1.E7:Arkusz1.H7</svg:desc>
                </draw:g>
              </table:table-cell>
              <table:table-cell office:value-type="float" office:value="0.917">
                <text:p>0.91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float" office:value="0.788">
                <text:p>0.788</text:p>
                <draw:g>
                  <svg:desc>Arkusz1.K19:Arkusz1.N19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767">
                <text:p>0.767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float" office:value="0.928">
                <text:p>0.928</text:p>
                <draw:g>
                  <svg:desc>Arkusz1.K30:Arkusz1.N30</svg:desc>
                </draw:g>
              </table:table-cell>
              <table:table-cell office:value-type="float" office:value="0.936">
                <text:p>0.936</text:p>
              </table:table-cell>
              <table:table-cell office:value-type="float" office:value="0.92">
                <text:p>0.92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float" office:value="0.917">
                <text:p>0.917</text:p>
                <draw:g>
                  <svg:desc>Arkusz1.K41:Arkusz1.N41</svg:desc>
                </draw:g>
              </table:table-cell>
              <table:table-cell office:value-type="float" office:value="0.926">
                <text:p>0.926</text:p>
              </table:table-cell>
              <table:table-cell office:value-type="float" office:value="0.911">
                <text:p>0.911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float" office:value="0.392">
                <text:p>0.392</text:p>
                <draw:g>
                  <svg:desc>Arkusz1.K52:Arkusz1.N52</svg:desc>
                </draw:g>
              </table:table-cell>
              <table:table-cell office:value-type="float" office:value="0.798">
                <text:p>0.798</text:p>
              </table:table-cell>
              <table:table-cell office:value-type="float" office:value="0.332">
                <text:p>0.33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Wiersz 19</text:p>
                <draw:g>
                  <svg:desc/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777cm" svg:y="0.342cm" chart:style-name="ch2">
          <text:p>Czas uczenia modeli rozpoznawania typu Pokemon'ów dla różnych rozmiarów zbioru uczącego [s]</text:p>
        </chart:title>
        <chart:legend chart:legend-position="end" svg:x="14.476cm" svg:y="3.885cm" style:legend-expansion="high" chart:style-name="ch3"/>
        <chart:plot-area chart:style-name="ch4" table:cell-range-address="Arkusz1.A6:Arkusz1.A9 Arkusz1.B2:Arkusz1.B2 Arkusz1.C6:Arkusz1.C9 Arkusz1.B14:Arkusz1.B14 Arkusz1.C18:Arkusz1.C21 Arkusz1.B25:Arkusz1.B25 Arkusz1.C29:Arkusz1.C32 Arkusz1.B36:Arkusz1.B36 Arkusz1.C40:Arkusz1.C43 Arkusz1.B47:Arkusz1.B47 Arkusz1.C51:Arkusz1.C54 Arkusz1.E19:Arkusz1.H19" chart:data-source-has-labels="both" svg:x="0.319cm" svg:y="1.832cm" svg:width="13.838cm" svg:height="8.321cm">
          <chart:coordinate-region svg:x="1.231cm" svg:y="2.031cm" svg:width="12.926cm" svg:height="7.475cm"/>
          <chart:axis chart:dimension="x" chart:name="primary-x" chart:style-name="ch5" chartooo:axis-type="auto">
            <chartooo:date-scale/>
            <chart:categories table:cell-range-address="Arkusz1.A6:Arkusz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6:Arkusz1.C9" chart:label-cell-address="Arkusz1.B2:Arkusz1.B2" chart:class="chart:bar">
            <chart:data-point chart:repeated="4"/>
          </chart:series>
          <chart:series chart:style-name="ch9" chart:values-cell-range-address="Arkusz1.C18:Arkusz1.C21" chart:label-cell-address="Arkusz1.B14:Arkusz1.B14" chart:class="chart:bar">
            <chart:data-point chart:repeated="4"/>
          </chart:series>
          <chart:series chart:style-name="ch10" chart:values-cell-range-address="Arkusz1.C29:Arkusz1.C32" chart:label-cell-address="Arkusz1.B25:Arkusz1.B25" chart:class="chart:bar">
            <chart:data-point chart:repeated="4"/>
          </chart:series>
          <chart:series chart:style-name="ch11" chart:values-cell-range-address="Arkusz1.C40:Arkusz1.C43" chart:label-cell-address="Arkusz1.B36:Arkusz1.B36" chart:class="chart:bar">
            <chart:data-point chart:repeated="4"/>
          </chart:series>
          <chart:series chart:style-name="ch12" chart:values-cell-range-address="Arkusz1.C51:Arkusz1.C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9">
                <text:p>0.9</text:p>
                <draw:g>
                  <svg:desc>Arkusz1.A6:Arkusz1.A9</svg:desc>
                </draw:g>
              </table:table-cell>
              <table:table-cell office:value-type="float" office:value="0.004">
                <text:p>0.004</text:p>
                <draw:g>
                  <svg:desc>Arkusz1.C6:Arkusz1.C9</svg:desc>
                </draw:g>
              </table:table-cell>
              <table:table-cell office:value-type="float" office:value="0.013">
                <text:p>0.013</text:p>
                <draw:g>
                  <svg:desc>Arkusz1.C18:Arkusz1.C21</svg:desc>
                </draw:g>
              </table:table-cell>
              <table:table-cell office:value-type="float" office:value="0.384">
                <text:p>0.384</text:p>
                <draw:g>
                  <svg:desc>Arkusz1.C29:Arkusz1.C32</svg:desc>
                </draw:g>
              </table:table-cell>
              <table:table-cell office:value-type="float" office:value="0.164">
                <text:p>0.164</text:p>
                <draw:g>
                  <svg:desc>Arkusz1.C40:Arkusz1.C43</svg:desc>
                </draw:g>
              </table:table-cell>
              <table:table-cell office:value-type="float" office:value="0.084">
                <text:p>0.084</text:p>
                <draw:g>
                  <svg:desc>Arkusz1.C51:Arkusz1.C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0.34">
                <text:p>0.34</text:p>
              </table:table-cell>
              <table:table-cell office:value-type="float" office:value="0.119">
                <text:p>0.119</text:p>
              </table:table-cell>
              <table:table-cell office:value-type="float" office:value="0.058">
                <text:p>0.0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2">
                <text:p>0.002</text:p>
              </table:table-cell>
              <table:table-cell office:value-type="float" office:value="0.008">
                <text:p>0.008</text:p>
              </table:table-cell>
              <table:table-cell office:value-type="float" office:value="0.26">
                <text:p>0.26</text:p>
              </table:table-cell>
              <table:table-cell office:value-type="float" office:value="0.065">
                <text:p>0.065</text:p>
              </table:table-cell>
              <table:table-cell office:value-type="float" office:value="0.038">
                <text:p>0.03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177">
                <text:p>0.177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83cm" svg:y="0.342cm" chart:style-name="ch2">
          <text:p>Czas testowania modeli rozpoznawania typu Pokemon'ów dla różnych rozmiarów zbioru testowego [s]</text:p>
        </chart:title>
        <chart:legend chart:legend-position="end" svg:x="14.476cm" svg:y="3.885cm" style:legend-expansion="high" chart:style-name="ch3"/>
        <chart:plot-area chart:style-name="ch4" table:cell-range-address="Arkusz1.B6:Arkusz1.B9 Arkusz1.B2:Arkusz1.B2 Arkusz1.D6:Arkusz1.D9 Arkusz1.B14:Arkusz1.B14 Arkusz1.D18:Arkusz1.D21 Arkusz1.B25:Arkusz1.B25 Arkusz1.D29:Arkusz1.D32 Arkusz1.B36:Arkusz1.B36 Arkusz1.D40:Arkusz1.D43 Arkusz1.B47:Arkusz1.B47 Arkusz1.D51:Arkusz1.D54 Arkusz1.E19:Arkusz1.H19" chart:data-source-has-labels="both" svg:x="0.319cm" svg:y="1.832cm" svg:width="13.838cm" svg:height="8.321cm">
          <chart:coordinate-region svg:x="1.231cm" svg:y="2.031cm" svg:width="12.926cm" svg:height="7.475cm"/>
          <chart:axis chart:dimension="x" chart:name="primary-x" chart:style-name="ch5" chartooo:axis-type="auto">
            <chartooo:date-scale/>
            <chart:categories table:cell-range-address="Arkusz1.B6:Arkusz1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6:Arkusz1.D9" chart:label-cell-address="Arkusz1.B2:Arkusz1.B2" chart:class="chart:bar">
            <chart:data-point chart:repeated="4"/>
          </chart:series>
          <chart:series chart:style-name="ch9" chart:values-cell-range-address="Arkusz1.D18:Arkusz1.D21" chart:label-cell-address="Arkusz1.B14:Arkusz1.B14" chart:class="chart:bar">
            <chart:data-point chart:repeated="4"/>
          </chart:series>
          <chart:series chart:style-name="ch10" chart:values-cell-range-address="Arkusz1.D29:Arkusz1.D32" chart:label-cell-address="Arkusz1.B25:Arkusz1.B25" chart:class="chart:bar">
            <chart:data-point chart:repeated="4"/>
          </chart:series>
          <chart:series chart:style-name="ch11" chart:values-cell-range-address="Arkusz1.D40:Arkusz1.D43" chart:label-cell-address="Arkusz1.B36:Arkusz1.B36" chart:class="chart:bar">
            <chart:data-point chart:repeated="4"/>
          </chart:series>
          <chart:series chart:style-name="ch12" chart:values-cell-range-address="Arkusz1.D51:Arkusz1.D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1.B6:Arkusz1.B9</svg:desc>
                </draw:g>
              </table:table-cell>
              <table:table-cell office:value-type="float" office:value="0.016">
                <text:p>0.016</text:p>
                <draw:g>
                  <svg:desc>Arkusz1.D6:Arkusz1.D9</svg:desc>
                </draw:g>
              </table:table-cell>
              <table:table-cell office:value-type="float" office:value="0.001">
                <text:p>0.001</text:p>
                <draw:g>
                  <svg:desc>Arkusz1.D18:Arkusz1.D21</svg:desc>
                </draw:g>
              </table:table-cell>
              <table:table-cell office:value-type="float" office:value="0.008">
                <text:p>0.008</text:p>
                <draw:g>
                  <svg:desc>Arkusz1.D29:Arkusz1.D32</svg:desc>
                </draw:g>
              </table:table-cell>
              <table:table-cell office:value-type="float" office:value="0.036">
                <text:p>0.036</text:p>
                <draw:g>
                  <svg:desc>Arkusz1.D40:Arkusz1.D43</svg:desc>
                </draw:g>
              </table:table-cell>
              <table:table-cell office:value-type="float" office:value="0.001">
                <text:p>0.001</text:p>
                <draw:g>
                  <svg:desc>Arkusz1.D51:Arkusz1.D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7">
                <text:p>0.037</text:p>
              </table:table-cell>
              <table:table-cell office:value-type="float" office:value="0.001">
                <text:p>0.001</text:p>
              </table:table-cell>
              <table:table-cell office:value-type="float" office:value="0.013">
                <text:p>0.013</text:p>
              </table:table-cell>
              <table:table-cell office:value-type="float" office:value="0.077">
                <text:p>0.077</text:p>
              </table:table-cell>
              <table:table-cell office:value-type="float" office:value="0.001">
                <text:p>0.0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1">
                <text:p>0.071</text:p>
              </table:table-cell>
              <table:table-cell office:value-type="float" office:value="0.001">
                <text:p>0.001</text:p>
              </table:table-cell>
              <table:table-cell office:value-type="float" office:value="0.018">
                <text:p>0.018</text:p>
              </table:table-cell>
              <table:table-cell office:value-type="float" office:value="0.108">
                <text:p>0.108</text:p>
              </table:table-cell>
              <table:table-cell office:value-type="float" office:value="0.001">
                <text:p>0.001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104">
                <text:p>0.104</text:p>
              </table:table-cell>
              <table:table-cell office:value-type="float" office:value="0.001">
                <text:p>0.001</text:p>
              </table:table-cell>
              <table:table-cell office:value-type="float" office:value="0.022">
                <text:p>0.022</text:p>
              </table:table-cell>
              <table:table-cell office:value-type="float" office:value="0.085">
                <text:p>0.085</text:p>
              </table:table-cell>
              <table:table-cell office:value-type="float" office:value="0.001">
                <text:p>0.001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963cm" svg:y="0.342cm" chart:style-name="ch2">
          <text:p>Czas uczenia modeli rozpoznawania nazwy Pokemon'ów dla różnych rozmiarów zbioru uczącego [s]</text:p>
        </chart:title>
        <chart:legend chart:legend-position="end" svg:x="14.476cm" svg:y="3.885cm" style:legend-expansion="high" chart:style-name="ch3"/>
        <chart:plot-area chart:style-name="ch4" table:cell-range-address="Arkusz1.A6:Arkusz1.A9 Arkusz1.B2:Arkusz1.B2 Arkusz1.I6:Arkusz1.I9 Arkusz1.B14:Arkusz1.B14 Arkusz1.I18:Arkusz1.I21 Arkusz1.B25:Arkusz1.B25 Arkusz1.I29:Arkusz1.I32 Arkusz1.B36:Arkusz1.B36 Arkusz1.I40:Arkusz1.I43 Arkusz1.B47:Arkusz1.B47 Arkusz1.I51:Arkusz1.I54 Arkusz1.E19:Arkusz1.H19" chart:data-source-has-labels="both" svg:x="0.319cm" svg:y="1.832cm" svg:width="13.838cm" svg:height="8.321cm">
          <chart:coordinate-region svg:x="1.046cm" svg:y="2.031cm" svg:width="13.111cm" svg:height="7.475cm"/>
          <chart:axis chart:dimension="x" chart:name="primary-x" chart:style-name="ch5" chartooo:axis-type="auto">
            <chartooo:date-scale/>
            <chart:categories table:cell-range-address="Arkusz1.A6:Arkusz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I6:Arkusz1.I9" chart:label-cell-address="Arkusz1.B2:Arkusz1.B2" chart:class="chart:bar">
            <chart:data-point chart:repeated="4"/>
          </chart:series>
          <chart:series chart:style-name="ch9" chart:values-cell-range-address="Arkusz1.I18:Arkusz1.I21" chart:label-cell-address="Arkusz1.B14:Arkusz1.B14" chart:class="chart:bar">
            <chart:data-point chart:repeated="4"/>
          </chart:series>
          <chart:series chart:style-name="ch10" chart:values-cell-range-address="Arkusz1.I29:Arkusz1.I32" chart:label-cell-address="Arkusz1.B25:Arkusz1.B25" chart:class="chart:bar">
            <chart:data-point chart:repeated="4"/>
          </chart:series>
          <chart:series chart:style-name="ch11" chart:values-cell-range-address="Arkusz1.I40:Arkusz1.I43" chart:label-cell-address="Arkusz1.B36:Arkusz1.B36" chart:class="chart:bar">
            <chart:data-point chart:repeated="4"/>
          </chart:series>
          <chart:series chart:style-name="ch12" chart:values-cell-range-address="Arkusz1.I51:Arkusz1.I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9">
                <text:p>0.9</text:p>
                <draw:g>
                  <svg:desc>Arkusz1.A6:Arkusz1.A9</svg:desc>
                </draw:g>
              </table:table-cell>
              <table:table-cell office:value-type="float" office:value="0.004">
                <text:p>0.004</text:p>
                <draw:g>
                  <svg:desc>Arkusz1.I6:Arkusz1.I9</svg:desc>
                </draw:g>
              </table:table-cell>
              <table:table-cell office:value-type="float" office:value="0.03">
                <text:p>0.03</text:p>
                <draw:g>
                  <svg:desc>Arkusz1.I18:Arkusz1.I21</svg:desc>
                </draw:g>
              </table:table-cell>
              <table:table-cell office:value-type="float" office:value="0.843">
                <text:p>0.843</text:p>
                <draw:g>
                  <svg:desc>Arkusz1.I29:Arkusz1.I32</svg:desc>
                </draw:g>
              </table:table-cell>
              <table:table-cell office:value-type="float" office:value="0.263">
                <text:p>0.263</text:p>
                <draw:g>
                  <svg:desc>Arkusz1.I40:Arkusz1.I43</svg:desc>
                </draw:g>
              </table:table-cell>
              <table:table-cell office:value-type="float" office:value="0.234">
                <text:p>0.234</text:p>
                <draw:g>
                  <svg:desc>Arkusz1.I51:Arkusz1.I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3">
                <text:p>0.003</text:p>
              </table:table-cell>
              <table:table-cell office:value-type="float" office:value="0.02">
                <text:p>0.02</text:p>
              </table:table-cell>
              <table:table-cell office:value-type="float" office:value="0.747">
                <text:p>0.747</text:p>
              </table:table-cell>
              <table:table-cell office:value-type="float" office:value="0.223">
                <text:p>0.223</text:p>
              </table:table-cell>
              <table:table-cell office:value-type="float" office:value="0.19">
                <text:p>0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.16">
                <text:p>0.16</text:p>
              </table:table-cell>
              <table:table-cell office:value-type="float" office:value="0.105">
                <text:p>0.10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2">
                <text:p>0.002</text:p>
              </table:table-cell>
              <table:table-cell office:value-type="float" office:value="0.01">
                <text:p>0.01</text:p>
              </table:table-cell>
              <table:table-cell office:value-type="float" office:value="0.388">
                <text:p>0.388</text:p>
              </table:table-cell>
              <table:table-cell office:value-type="float" office:value="0.094">
                <text:p>0.094</text:p>
              </table:table-cell>
              <table:table-cell office:value-type="float" office:value="0.039">
                <text:p>0.039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36cm" xlink:href=".." xlink:type="simple" chart:class="chart:bar" chart:style-name="ch1">
        <chart:title svg:x="1.632cm" svg:y="0.342cm" chart:style-name="ch2">
          <text:p>Czas testowania modeli rozpoznawania nazwy Pokemon'ów dla różnych rozmiarów zbioru testowego [s]</text:p>
        </chart:title>
        <chart:legend chart:legend-position="end" svg:x="14.476cm" svg:y="3.885cm" style:legend-expansion="high" chart:style-name="ch3"/>
        <chart:plot-area chart:style-name="ch4" table:cell-range-address="Arkusz1.B6:Arkusz1.B9 Arkusz1.B2:Arkusz1.B2 Arkusz1.J6:Arkusz1.J9 Arkusz1.B14:Arkusz1.B14 Arkusz1.J18:Arkusz1.J21 Arkusz1.B25:Arkusz1.B25 Arkusz1.J29:Arkusz1.J32 Arkusz1.B36:Arkusz1.B36 Arkusz1.J40:Arkusz1.J43 Arkusz1.B47:Arkusz1.B47 Arkusz1.J51:Arkusz1.J54 Arkusz1.E19:Arkusz1.H19" chart:data-source-has-labels="both" svg:x="0.319cm" svg:y="1.832cm" svg:width="13.838cm" svg:height="8.321cm">
          <chart:coordinate-region svg:x="1.046cm" svg:y="2.032cm" svg:width="13.111cm" svg:height="7.474cm"/>
          <chart:axis chart:dimension="x" chart:name="primary-x" chart:style-name="ch5" chartooo:axis-type="auto">
            <chartooo:date-scale/>
            <chart:categories table:cell-range-address="Arkusz1.B6:Arkusz1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J6:Arkusz1.J9" chart:label-cell-address="Arkusz1.B2:Arkusz1.B2" chart:class="chart:bar">
            <chart:data-point chart:repeated="4"/>
          </chart:series>
          <chart:series chart:style-name="ch9" chart:values-cell-range-address="Arkusz1.J18:Arkusz1.J21" chart:label-cell-address="Arkusz1.B14:Arkusz1.B14" chart:class="chart:bar">
            <chart:data-point chart:repeated="4"/>
          </chart:series>
          <chart:series chart:style-name="ch10" chart:values-cell-range-address="Arkusz1.J29:Arkusz1.J32" chart:label-cell-address="Arkusz1.B25:Arkusz1.B25" chart:class="chart:bar">
            <chart:data-point chart:repeated="4"/>
          </chart:series>
          <chart:series chart:style-name="ch11" chart:values-cell-range-address="Arkusz1.J40:Arkusz1.J43" chart:label-cell-address="Arkusz1.B36:Arkusz1.B36" chart:class="chart:bar">
            <chart:data-point chart:repeated="4"/>
          </chart:series>
          <chart:series chart:style-name="ch12" chart:values-cell-range-address="Arkusz1.J51:Arkusz1.J54" chart:label-cell-address="Arkusz1.B47:Arkusz1.B47" chart:class="chart:bar">
            <chart:data-point chart:repeated="4"/>
            <loext:propertry-mapping loext:property="BorderColor" loext:cell-range-address="Arkusz1.E19:Arkusz1.H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Arkusz1.B2:Arkusz1.B2</svg:desc>
                </draw:g>
              </table:table-cell>
              <table:table-cell office:value-type="string">
                <text:p>DT</text:p>
                <draw:g>
                  <svg:desc>Arkusz1.B14:Arkusz1.B14</svg:desc>
                </draw:g>
              </table:table-cell>
              <table:table-cell office:value-type="string">
                <text:p>RF</text:p>
                <draw:g>
                  <svg:desc>Arkusz1.B25:Arkusz1.B25</svg:desc>
                </draw:g>
              </table:table-cell>
              <table:table-cell office:value-type="string">
                <text:p>SVM</text:p>
                <draw:g>
                  <svg:desc>Arkusz1.B36:Arkusz1.B36</svg:desc>
                </draw:g>
              </table:table-cell>
              <table:table-cell office:value-type="string">
                <text:p>LR</text:p>
                <draw:g>
                  <svg:desc>Arkusz1.B47:Arkusz1.B47</svg:desc>
                </draw:g>
              </table:table-cell>
              <table:table-cell office:value-type="string">
                <text:p>Wiersz 19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1.B6:Arkusz1.B9</svg:desc>
                </draw:g>
              </table:table-cell>
              <table:table-cell office:value-type="float" office:value="0.016">
                <text:p>0.016</text:p>
                <draw:g>
                  <svg:desc>Arkusz1.J6:Arkusz1.J9</svg:desc>
                </draw:g>
              </table:table-cell>
              <table:table-cell office:value-type="float" office:value="0.001">
                <text:p>0.001</text:p>
                <draw:g>
                  <svg:desc>Arkusz1.J18:Arkusz1.J21</svg:desc>
                </draw:g>
              </table:table-cell>
              <table:table-cell office:value-type="float" office:value="0.016">
                <text:p>0.016</text:p>
                <draw:g>
                  <svg:desc>Arkusz1.J29:Arkusz1.J32</svg:desc>
                </draw:g>
              </table:table-cell>
              <table:table-cell office:value-type="float" office:value="0.232">
                <text:p>0.232</text:p>
                <draw:g>
                  <svg:desc>Arkusz1.J40:Arkusz1.J43</svg:desc>
                </draw:g>
              </table:table-cell>
              <table:table-cell office:value-type="float" office:value="0.001">
                <text:p>0.001</text:p>
                <draw:g>
                  <svg:desc>Arkusz1.J51:Arkusz1.J54</svg:desc>
                </draw:g>
              </table:table-cell>
              <table:table-cell office:value-type="float" office:value="0.799">
                <text:p>0.799</text:p>
                <draw:g>
                  <svg:desc>Arkusz1.E19:Arkusz1.H19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7">
                <text:p>0.037</text:p>
              </table:table-cell>
              <table:table-cell office:value-type="float" office:value="0.001">
                <text:p>0.001</text:p>
              </table:table-cell>
              <table:table-cell office:value-type="float" office:value="0.034">
                <text:p>0.034</text:p>
              </table:table-cell>
              <table:table-cell office:value-type="float" office:value="0.416">
                <text:p>0.416</text:p>
              </table:table-cell>
              <table:table-cell office:value-type="float" office:value="0.001">
                <text:p>0.0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2">
                <text:p>0.072</text:p>
              </table:table-cell>
              <table:table-cell office:value-type="float" office:value="0.002">
                <text:p>0.002</text:p>
              </table:table-cell>
              <table:table-cell office:value-type="float" office:value="0.077">
                <text:p>0.077</text:p>
              </table:table-cell>
              <table:table-cell office:value-type="float" office:value="0.518">
                <text:p>0.518</text:p>
              </table:table-cell>
              <table:table-cell office:value-type="float" office:value="0.002">
                <text:p>0.00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101">
                <text:p>0.101</text:p>
              </table:table-cell>
              <table:table-cell office:value-type="float" office:value="0.003">
                <text:p>0.003</text:p>
              </table:table-cell>
              <table:table-cell office:value-type="float" office:value="0.104">
                <text:p>0.104</text:p>
              </table:table-cell>
              <table:table-cell office:value-type="float" office:value="0.461">
                <text:p>0.461</text:p>
              </table:table-cell>
              <table:table-cell office:value-type="float" office:value="0.002">
                <text:p>0.002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